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a590" officeooo:paragraph-rsid="0003a590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6pt" officeooo:rsid="0003a590" officeooo:paragraph-rsid="0003a590" style:font-size-asian="16pt" style:font-size-complex="16pt"/>
    </style:style>
    <style:style style:name="P4" style:family="paragraph" style:parent-style-name="Standard">
      <style:text-properties officeooo:paragraph-rsid="0003a590"/>
    </style:style>
    <style:style style:name="P5" style:family="paragraph" style:parent-style-name="Standard">
      <style:text-properties officeooo:paragraph-rsid="000c1fa9"/>
    </style:style>
    <style:style style:name="P6" style:family="paragraph" style:parent-style-name="Standard">
      <style:text-properties officeooo:paragraph-rsid="000fbeb3"/>
    </style:style>
    <style:style style:name="P7" style:family="paragraph" style:parent-style-name="Standard">
      <style:text-properties officeooo:rsid="00175570" officeooo:paragraph-rsid="00175570"/>
    </style:style>
    <style:style style:name="P8" style:family="paragraph" style:parent-style-name="Header">
      <style:text-properties officeooo:rsid="0004ec21" officeooo:paragraph-rsid="0004ec21"/>
    </style:style>
    <style:style style:name="T1" style:family="text">
      <style:text-properties officeooo:rsid="0003a590"/>
    </style:style>
    <style:style style:name="T2" style:family="text">
      <style:text-properties officeooo:rsid="000a28e6"/>
    </style:style>
    <style:style style:name="T3" style:family="text">
      <style:text-properties officeooo:rsid="000fbeb3"/>
    </style:style>
    <style:style style:name="T4" style:family="text">
      <style:text-properties officeooo:rsid="0012438b"/>
    </style:style>
    <style:style style:name="T5" style:family="text">
      <style:text-properties officeooo:rsid="00159643"/>
    </style:style>
    <style:style style:name="T6" style:family="text">
      <style:text-properties officeooo:rsid="0018dc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hjelmistotuotantomenetelmien kehittyminen 1950-luvulta nykypäivään</text:p>
      <text:p text:style-name="P3">Referaatti</text:p>
      <text:p text:style-name="P1"/>
      <text:p text:style-name="P1"/>
      <text:p text:style-name="P4"><text:span text:style-name="T1">1940-1950-luvulla ensimmäiset ohjelmoitavat elektronisesti tallentavat tietokoneet olivat mitattuna valtavan kokoisia, hitaita ja muistikapasiteetiltaan mitättömiä verrattuna nykyisiin koneisiin. Syntyi t</text:span>arve järjestelmälliselle ohjelmien tuotannolle. N<text:span text:style-name="T2">s.</text:span> kolmannen sukupolven tietokone<text:span text:style-name="T2">et tulivat</text:span> markkinoille <text:span text:style-name="T2">vuosina </text:span>1963-1965, <text:span text:style-name="T2">ja</text:span> ohjelmoijat löysivät itsensä uusien ongelmien keskeltä: uusi laitteisto oli myös paljon monimutkaisempi kuin aikaisemmat laitteet. </text:p>
      <text:p text:style-name="P5">Dijkstra<text:span text:style-name="T2">n mukaan ohjelmoinnin ongelmat ovat kasvaneet tietokoneiden kehittymisen kanssa samassa suhteessa. Lisäksi ongelmaksi tuli tämän seurauksena alan työntekijöiden puute, vaikka kysyntä vain kasvoi.</text:span></text:p>
      <text:p text:style-name="P5"/>
      <text:p text:style-name="P6"><text:span text:style-name="T3">Perinteisiin ohjelmistotuotanto malleihin kuuluu mm. vesiputousmalli. Se muodostuu </text:span>toisiaan seuraavista työvaiheista, joista seuraava aloitetaan aina edellisen valmistuttua. <text:span text:style-name="T4">Mallia on kritisoitu paljon sen joustamattomuuden vuoksi; </text:span>hyvä suunnitelma voi osoittautua huonoksi myöhemmissä konkreettisimmissa työvaiheissa, mutta vesiputousmallin rakenne vaikeuttaa muutoksien tekemistä suunnitelmiin. </text:p>
      <text:p text:style-name="P6"/>
      <text:p text:style-name="P6">Inkrementaalisia ja iteratiivisia ohjelmistotuotantomenetelmiä pidetään yleensä vastauksena vesiputousmallin ongelmiin. <text:span text:style-name="T5">Ne ovat joustavia eivätkä seuraa lineaarisesti suunnitelmaa, malli mahdollistaa palautteen mukaan ohjautuvan kehittämisen. </text:span></text:p>
      <text:p text:style-name="P6"/>
      <text:p text:style-name="P7">Ketterät menetelmät ovat 2000-luvun keskeisin trendi ohjelmistotuotannossa.</text:p>
      <text:p text:style-name="P7">Ketterille menetelmille on ominaista kehittäjien itseohjautuvuus ja keskinäinen, hierarkiaton kommunikaatio, tiivis yhteistyö asiakastahon tai -tahojen kanssa, asiakkaan osallistaminen sekä toimivan ohjelmiston tuottaminen ja toimittaminen lyhyissä iteraatioiss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ec21" officeooo:paragraph-rsid="0004ec21"/>
    </style:style>
    <style:style style:name="MT1" style:family="text">
      <style:text-properties officeooo:rsid="0018dc6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eini Haatanen</text:p>
        <text:p text:style-name="MP1">014195503<text:tab/><text:span text:style-name="MT1">6.5.201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6T14:23:48.864284572</meta:creation-date>
    <meta:generator>LibreOffice/4.2.8.2$Linux_X86_64 LibreOffice_project/420m0$Build-2</meta:generator>
    <dc:date>2016-05-06T14:49:30.491729213</dc:date>
    <meta:editing-duration>PT22M55S</meta:editing-duration>
    <meta:editing-cycles>15</meta:editing-cycles>
    <meta:document-statistic meta:table-count="0" meta:image-count="0" meta:object-count="0" meta:page-count="1" meta:paragraph-count="10" meta:word-count="172" meta:character-count="1754" meta:non-whitespace-character-count="1754"/>
  </office:meta>
</office:document-meta>
</file>